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llFloat.floatToByte( float f , int numMantissaBits , int zeroEx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mallFloat.byteToFloat( byte b , int numMantissaBits , int zeroEx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allFloat.floatToByte315( float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mallFloat.floatToByte52( float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mallFloat.byte315ToFloat( byte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allFloat.byte52ToFloat( byte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